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in" style:contextual-spacing="false"/>
      <style:text-properties officeooo:paragraph-rsid="0016e157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5" style:family="paragraph" style:parent-style-name="Text_20_body">
      <style:paragraph-properties fo:margin-top="0in" fo:margin-bottom="0in" style:contextual-spacing="false"/>
      <style:text-properties fo:font-style="italic" fo:font-weight="bold" officeooo:paragraph-rsid="0016e157" style:font-style-asian="italic" style:font-weight-asian="bold" style:font-style-complex="italic" style:font-weight-complex="bold"/>
    </style:style>
    <style:style style:name="P6" style:family="paragraph" style:parent-style-name="Text_20_body">
      <style:paragraph-properties fo:margin-top="0in" fo:margin-bottom="0in" style:contextual-spacing="false"/>
      <style:text-properties fo:font-size="11pt" fo:font-style="italic" fo:font-weight="bold" officeooo:paragraph-rsid="0016e157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Heading_20_1">
      <style:paragraph-properties fo:break-before="page"/>
      <style:text-properties officeooo:paragraph-rsid="0016e157"/>
    </style:style>
    <style:style style:name="P8" style:family="paragraph" style:parent-style-name="Heading_20_1">
      <style:paragraph-properties fo:margin-top="0in" fo:margin-bottom="0in" style:contextual-spacing="false" fo:break-before="page"/>
      <style:text-properties officeooo:paragraph-rsid="0016e157"/>
    </style:style>
    <style:style style:name="P9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0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1" style:family="paragraph" style:parent-style-name="Text_20_body">
      <style:paragraph-properties fo:margin-top="0in" fo:margin-bottom="0.0598in" style:contextual-spacing="false"/>
      <style:text-properties officeooo:paragraph-rsid="0016e157"/>
    </style:style>
    <style:style style:name="P12" style:family="paragraph" style:parent-style-name="Text_20_body">
      <style:paragraph-properties fo:margin-top="0in" fo:margin-bottom="0.0799in" style:contextual-spacing="false"/>
      <style:text-properties officeooo:paragraph-rsid="0016e157"/>
    </style:style>
    <style:style style:name="P13" style:family="paragraph" style:parent-style-name="Text_20_body">
      <style:paragraph-properties fo:margin-top="0in" fo:margin-bottom="0.1in" style:contextual-spacing="false"/>
      <style:text-properties officeooo:paragraph-rsid="0016e157"/>
    </style:style>
    <style:style style:name="P14" style:family="paragraph" style:parent-style-name="Text_20_body">
      <style:paragraph-properties fo:margin-top="0in" fo:margin-bottom="0in" style:contextual-spacing="false"/>
      <style:text-properties fo:font-size="9pt" fo:font-style="italic" fo:font-weight="bold" officeooo:paragraph-rsid="0016e157" style:font-size-asian="9pt" style:font-style-asian="italic" style:font-weight-asian="bold" style:font-size-complex="9pt" style:font-style-complex="italic" style:font-weight-complex="bold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6e157" style:font-style-asian="italic" style:font-weight-asian="bold" style:font-style-complex="italic" style:font-weight-complex="bold"/>
    </style:style>
    <style:style style:name="T5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8" style:family="text">
      <style:text-properties fo:font-size="10pt" fo:font-style="italic" fo:font-weight="bold" officeooo:rsid="0016e157" style:font-size-asian="10pt" style:font-style-asian="italic" style:font-weight-asian="bold" style:font-size-complex="10pt" style:font-style-complex="italic" style:font-weight-complex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1" style:family="text">
      <style:text-properties fo:font-size="9pt" fo:font-style="italic" fo:font-weight="bold" officeooo:rsid="0016e157" style:font-size-asian="9pt" style:font-style-asian="italic" style:font-weight-asian="bold" style:font-size-complex="9pt" style:font-style-complex="italic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790. Check if One String Swap Can Make Strings Equal</text:h>
      <text:p text:style-name="P4">You are given two strings <text:span text:style-name="Source_20_Text"><text:span text:style-name="T1">s1</text:span></text:span> and <text:span text:style-name="Source_20_Text"><text:span text:style-name="T1">s2</text:span></text:span> of equal length. A <text:span text:style-name="Strong_20_Emphasis"><text:span text:style-name="T2">string swap</text:span></text:span> is an operation where you choose two indices in a string (not necessarily different) and swap the characters at these indices.</text:p>
      <text:p text:style-name="P4">Return <text:span text:style-name="Source_20_Text"><text:span text:style-name="T1">true</text:span></text:span> <text:span text:style-name="Emphasis"><text:span text:style-name="T2">if it is possible to make both strings equal by performing </text:span></text:span><text:span text:style-name="Emphasis"><text:span text:style-name="Strong_20_Emphasis"><text:span text:style-name="T2">at most one string swap </text:span></text:span></text:span><text:span text:style-name="Emphasis"><text:span text:style-name="T2">on </text:span></text:span><text:span text:style-name="Emphasis"><text:span text:style-name="Strong_20_Emphasis"><text:span text:style-name="T2">exactly one</text:span></text:span></text:span><text:span text:style-name="Emphasis"><text:span text:style-name="T2"> of the strings. </text:span></text:span>Otherwise, return <text:span text:style-name="Source_20_Text"><text:span text:style-name="T1">false</text:span></text:span>.</text:p>
      <text:p text:style-name="P4"><text:span text:style-name="Strong_20_Emphasis"><text:span text:style-name="T2">Example 1:</text:span></text:span></text:p>
      <text:p text:style-name="P3"><text:span text:style-name="Strong_20_Emphasis"><text:span text:style-name="T2">Input:</text:span></text:span> s1 = "bank", s2 = "kanb"</text:p>
      <text:p text:style-name="P3"><text:span text:style-name="Strong_20_Emphasis"><text:span text:style-name="T2">Output:</text:span></text:span> true</text:p>
      <text:p text:style-name="P2"><text:span text:style-name="Strong_20_Emphasis"><text:span text:style-name="T2">Explanation:</text:span></text:span> For example, swap the first character with the last character of s2 to make "bank".</text:p>
      <text:p text:style-name="P4"><text:span text:style-name="Strong_20_Emphasis"><text:span text:style-name="T2">Example 2:</text:span></text:span></text:p>
      <text:p text:style-name="P3"><text:span text:style-name="Strong_20_Emphasis"><text:span text:style-name="T2">Input:</text:span></text:span> s1 = "attack", s2 = "defend"</text:p>
      <text:p text:style-name="P3"><text:span text:style-name="Strong_20_Emphasis"><text:span text:style-name="T2">Output:</text:span></text:span> false</text:p>
      <text:p text:style-name="P2"><text:span text:style-name="Strong_20_Emphasis"><text:span text:style-name="T2">Explanation:</text:span></text:span> It is impossible to make them equal with one string swap.</text:p>
      <text:p text:style-name="P4"><text:span text:style-name="Strong_20_Emphasis"><text:span text:style-name="T2">Example 3:</text:span></text:span></text:p>
      <text:p text:style-name="P3"><text:span text:style-name="Strong_20_Emphasis"><text:span text:style-name="T2">Input:</text:span></text:span> s1 = "kelb", s2 = "kelb"</text:p>
      <text:p text:style-name="P3"><text:span text:style-name="Strong_20_Emphasis"><text:span text:style-name="T2">Output:</text:span></text:span> true</text:p>
      <text:p text:style-name="P2"><text:span text:style-name="Strong_20_Emphasis"><text:span text:style-name="T2">Explanation:</text:span></text:span> The two strings are already equal, so no string swap operation is required.</text:p>
      <text:p text:style-name="P4"><text:span text:style-name="Strong_20_Emphasis"><text:span text:style-name="T2">Constraints:</text:span></text:span></text:p>
      <text:list text:style-name="L1">
        <text:list-item>
          <text:p text:style-name="P9"><text:span text:style-name="Source_20_Text"><text:span text:style-name="T1">1 &lt;= s1.length, s2.length &lt;= 100</text:span></text:span></text:p>
        </text:list-item>
        <text:list-item>
          <text:p text:style-name="P9"><text:span text:style-name="Source_20_Text"><text:span text:style-name="T1">s1.length == s2.length</text:span></text:span></text:p>
        </text:list-item>
        <text:list-item>
          <text:p text:style-name="P10"><text:span text:style-name="Source_20_Text"><text:span text:style-name="T1">s1</text:span></text:span> and <text:span text:style-name="Source_20_Text"><text:span text:style-name="T1">s2</text:span></text:span> consist of only lowercase English letters.</text:p>
        </text:list-item>
      </text:list>
      <text:h text:style-name="Heading_20_3" text:outline-level="3"><text:bookmark text:name="overview"/>Overview</text:h>
      <text:p text:style-name="P4">We are given two strings <text:span text:style-name="Source_20_Text"><text:span text:style-name="T2">s1</text:span></text:span> and <text:span text:style-name="Source_20_Text"><text:span text:style-name="T2">s2</text:span></text:span> and want to determine if it is possible to make the strings equal by performing at most one string swap on one of the strings. A string swap involves choosing any two indices in the string and swapping the characters at these positions.</text:p>
      <text:h text:style-name="P7" text:outline-level="1">1790. Check if One String Swap Can Make Strings Equal</text:h>
      <text:p text:style-name="P1">/*</text:p>
      <text:p text:style-name="P1"><text:s/><text:span text:style-name="T3"><text:s text:c="3"/>Sorting+swap counting</text:span></text:p>
      <text:p text:style-name="P1"><text:s text:c="4"/>Time complexity: O(2nlogn+n)</text:p>
      <text:p text:style-name="P1"><text:s text:c="4"/>Space compelxity: O(2n)</text:p>
      <text:p text:style-name="P1">*/</text:p>
      <text:p text:style-name="P1">class Solution{</text:p>
      <text:p text:style-name="P1"><text:s text:c="4"/>public:</text:p>
      <text:p text:style-name="P1"><text:s text:c="8"/>bool areAlmostEqual(std::string&amp; s1, std::string&amp; s2) {</text:p>
      <text:p text:style-name="P1"><text:s text:c="12"/>int n=s1.size();</text:p>
      <text:p text:style-name="P1"/>
      <text:p text:style-name="P1"><text:s text:c="12"/><text:span text:style-name="T3">// Save originals strings</text:span></text:p>
      <text:p text:style-name="P1"><text:s text:c="12"/>std::string s11=s1,s22=s2;</text:p>
      <text:p text:style-name="P1"/>
      <text:p text:style-name="P1"><text:s text:c="6"/><text:span text:style-name="T3"><text:s text:c="6"/>// Sort both saved strings</text:span></text:p>
      <text:p text:style-name="P1"><text:s text:c="12"/>std::sort(s11.begin(),s11.end());</text:p>
      <text:p text:style-name="P1"><text:s text:c="12"/>std::sort(s22.begin(),s22.end());</text:p>
      <text:p text:style-name="P1"/>
      <text:p text:style-name="P1"><text:s text:c="8"/><text:span text:style-name="T3"><text:s text:c="4"/>// If there are not eqaul return false</text:span></text:p>
      <text:p text:style-name="P1"><text:s text:c="12"/>if(s11!=s22) return false;</text:p>
      <text:p text:style-name="P1"><text:s text:c="12"/></text:p>
      <text:p text:style-name="P1"><text:s text:c="11"/><text:span text:style-name="T5"><text:s/>// Otherwise, count number of swaps on original strings</text:span></text:p>
      <text:p text:style-name="P6"><text:s text:c="12"/>// If we found two different letters on same postion, means we need a swap</text:p>
      <text:p text:style-name="P6"><text:s text:c="12"/>// means for 1 swap, we count 2 (for 1 swap, we have 2 pairs of different letters at same index)</text:p>
      <text:p text:style-name="P1"><text:s text:c="12"/>int count_pairs=0;</text:p>
      <text:p text:style-name="P1"><text:s text:c="12"/>for(int i=0;i&lt;n;++i){</text:p>
      <text:p text:style-name="P1"><text:s text:c="16"/>count_pairs+=(s1[i]!=s2[i]);</text:p>
      <text:p text:style-name="P1"><text:s text:c="16"/></text:p>
      <text:p text:style-name="P1"><text:s text:c="14"/><text:span text:style-name="T3"><text:s text:c="2"/>// If #pairs of different letters at same position is more than 2, return false</text:span></text:p>
      <text:p text:style-name="P1"><text:s text:c="16"/>if(count_pairs&gt;2) return false; </text:p>
      <text:p text:style-name="P1"><text:s text:c="12"/>}</text:p>
      <text:p text:style-name="P1"/>
      <text:p text:style-name="P1"><text:s text:c="12"/>return true;</text:p>
      <text:p text:style-name="P1"><text:s text:c="8"/>}</text:p>
      <text:p text:style-name="P1">};<text:line-break/></text:p>
      <text:h text:style-name="P8" text:outline-level="1">1790. Check if One String Swap Can Make Strings Equal</text:h>
      <text:p text:style-name="P1">/*</text:p>
      <text:p text:style-name="P1"><text:s text:c="4"/><text:span text:style-name="T3">swap counting</text:span></text:p>
      <text:p text:style-name="P1"><text:s text:c="4"/>Time complexity: O(n)</text:p>
      <text:p text:style-name="P1"><text:s text:c="4"/>Space compelxity: O(1)</text:p>
      <text:p text:style-name="P1">*/</text:p>
      <text:p text:style-name="P1">class Solution {</text:p>
      <text:p text:style-name="P1"><text:s text:c="4"/>public:</text:p>
      <text:p text:style-name="P1"><text:s text:c="8"/>bool areAlmostEqual(std::string&amp; s1, std::string&amp; s2) {</text:p>
      <text:p text:style-name="P12"><text:s text:c="12"/>int n=s1.size();</text:p>
      <text:p text:style-name="P1"><text:s text:c="9"/><text:span text:style-name="T5"><text:s text:c="3"/>// Count number of swaps on original strings</text:span></text:p>
      <text:p text:style-name="P6"><text:s text:c="12"/>// If we found two different letters on same postion, means we need a swap</text:p>
      <text:p text:style-name="P6"><text:s text:c="12"/>// means for 1 swap, we count 2 (for 1 swap, we have 2 pairs of different letters at same index)</text:p>
      <text:p text:style-name="P13"><text:s text:c="12"/>int count_pairs=0;</text:p>
      <text:p text:style-name="P1"><text:s text:c="12"/><text:span text:style-name="T3">// If there is one swap, save the positions</text:span></text:p>
      <text:p text:style-name="P1"><text:s text:c="12"/>int first_index=0,second_index=0;</text:p>
      <text:p text:style-name="P1"><text:s text:c="12"/>for(int i=0;i&lt;n;++i){</text:p>
      <text:p text:style-name="P1"><text:s text:c="16"/>if(s1[i]!=s2[i]){</text:p>
      <text:p text:style-name="P1"><text:s text:c="20"/>count_pairs++;</text:p>
      <text:p text:style-name="P1"><text:s text:c="17"/><text:span text:style-name="T3"><text:s text:c="3"/>// If #pairs of different letters at same position is more than 2, return false</text:span></text:p>
      <text:p text:style-name="P1"><text:s text:c="20"/>if(count_pairs&gt;2) return false;</text:p>
      <text:p text:style-name="P1"/>
      <text:p text:style-name="P1"><text:s text:c="19"/><text:span text:style-name="T3"><text:s/>// Otherwise, If we found the first pair, save the first index </text:span></text:p>
      <text:p text:style-name="P11"><text:s text:c="20"/>if(count_pairs==1) first_index=i;</text:p>
      <text:p text:style-name="P1"><text:span text:style-name="T3"><text:s text:c="18"/></text:span><text:span text:style-name="T10"><text:s text:c="2"/>// Otherwise, </text:span><text:span text:style-name="T11">if we found the second pair(count_pairs==2)</text:span><text:span text:style-name="T10">, we found the second pair, save the second index</text:span></text:p>
      <text:p text:style-name="P1"><text:s text:c="20"/>else second_index=i;</text:p>
      <text:p text:style-name="P1"><text:s text:c="16"/>} <text:s text:c="6"/></text:p>
      <text:p text:style-name="P12"><text:s text:c="12"/>}</text:p>
      <text:p text:style-name="P5"><text:s text:c="7"/><text:span text:style-name="T9"><text:s text:c="5"/>// To make a swap, the letter of string s1 at the first index, should be equal to the letter of string s2 at the second index</text:span></text:p>
      <text:p text:style-name="P14"><text:s text:c="12"/>// and the letter of string s1 at the second index, should be equal to the letter of string s2 at the first index</text:p>
      <text:p text:style-name="P1"><text:s text:c="12"/>return s1[first_index]==s2[second_index] &amp;&amp; s1[second_index]==s2[first_index];</text:p>
      <text:p text:style-name="P1"><text:s text:c="8"/>}</text:p>
      <text:p text:style-name="P1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Arabic1" style:font-family-complex="'Noto Sans Arabic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7:51:36.935727028</meta:creation-date>
    <dc:date>2025-02-05T19:26:46.870162749</dc:date>
    <meta:editing-duration>PT6M12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3" meta:paragraph-count="85" meta:word-count="553" meta:character-count="3930" meta:non-whitespace-character-count="2816"/>
  </office:meta>
</office:document-meta>
</file>